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124300000179C4DC5488ECABAC11.jpg" manifest:media-type="image/jpeg"/>
  <manifest:file-entry manifest:full-path="Pictures/1000000100000160000000292FEAD683376067E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165aa" officeooo:paragraph-rsid="001165aa"/>
    </style:style>
    <style:style style:name="P3" style:family="paragraph" style:parent-style-name="Standard">
      <style:paragraph-properties fo:text-align="center" style:justify-single-word="false"/>
      <style:text-properties officeooo:rsid="001165aa" officeooo:paragraph-rsid="002c12e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4pt" fo:font-weight="bold" officeooo:rsid="001165aa" officeooo:paragraph-rsid="002c12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officeooo:rsid="00136f18" officeooo:paragraph-rsid="00136f18"/>
    </style:style>
    <style:style style:name="P6" style:family="paragraph" style:parent-style-name="Standard">
      <style:paragraph-properties fo:text-align="justify" style:justify-single-word="false"/>
      <style:text-properties style:font-name="Courier New" officeooo:rsid="003fff38" officeooo:paragraph-rsid="003fff38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officeooo:rsid="003fff38" officeooo:paragraph-rsid="003fff38"/>
    </style:style>
    <style:style style:name="P8" style:family="paragraph" style:parent-style-name="Standard">
      <style:paragraph-properties fo:margin-left="1.866cm" fo:margin-right="0cm" fo:text-align="justify" style:justify-single-word="false" fo:text-indent="0cm" style:auto-text-indent="false"/>
      <style:text-properties style:font-name="Courier New" officeooo:rsid="003fff38" officeooo:paragraph-rsid="00425d36"/>
    </style:style>
    <style:style style:name="P9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417c94" officeooo:paragraph-rsid="0023455b"/>
    </style:style>
    <style:style style:name="P10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417c94" officeooo:paragraph-rsid="00425d36"/>
    </style:style>
    <style:style style:name="P11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40983b" officeooo:paragraph-rsid="0040983b"/>
    </style:style>
    <style:style style:name="P12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4379c8" officeooo:paragraph-rsid="004379c8"/>
    </style:style>
    <style:style style:name="P13" style:family="paragraph" style:parent-style-name="Standard">
      <style:paragraph-properties fo:margin-left="1.866cm" fo:margin-right="0cm" fo:text-align="justify" style:justify-single-word="false" fo:text-indent="0cm" style:auto-text-indent="false"/>
      <style:text-properties style:font-name="Courier New" officeooo:rsid="00425d36" officeooo:paragraph-rsid="00425d36"/>
    </style:style>
    <style:style style:name="P14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fo:color="#3465a4" loext:opacity="100%" style:font-name="Courier New" officeooo:rsid="004f5524" officeooo:paragraph-rsid="004f5524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3465a4" loext:opacity="100%" style:font-name="Courier New" officeooo:rsid="004379c8" officeooo:paragraph-rsid="004379c8"/>
    </style:style>
    <style:style style:name="P16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fo:color="#ff3333" loext:opacity="100%" style:font-name="Courier New" fo:font-weight="bold" officeooo:rsid="004e75c2" officeooo:paragraph-rsid="00425d36" style:font-weight-asian="bold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ourier New" officeooo:rsid="003d0abe" officeooo:paragraph-rsid="003fff38"/>
    </style:style>
    <style:style style:name="P18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4379c8" officeooo:paragraph-rsid="004379c8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font-name="Courier New" officeooo:rsid="004379c8" officeooo:paragraph-rsid="004379c8"/>
    </style:style>
    <style:style style:name="P20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40983b" officeooo:paragraph-rsid="0040983b"/>
    </style:style>
    <style:style style:name="P21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515e53" officeooo:paragraph-rsid="00515e53"/>
    </style:style>
    <style:style style:name="P22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4f5524" officeooo:paragraph-rsid="004f5524"/>
    </style:style>
    <style:style style:name="P23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425d36" officeooo:paragraph-rsid="00425d36"/>
    </style:style>
    <style:style style:name="P24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fo:color="#3465a4" loext:opacity="100%" style:font-name="Courier New" officeooo:rsid="00515e53" officeooo:paragraph-rsid="00515e53"/>
    </style:style>
    <style:style style:name="P25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fo:color="#3465a4" loext:opacity="100%" style:font-name="Courier New" officeooo:rsid="004f5524" officeooo:paragraph-rsid="004f5524"/>
    </style:style>
    <style:style style:name="T1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urier New" fo:font-size="14pt" fo:font-weight="bold" officeooo:rsid="0031ea82" style:font-size-asian="14pt" style:font-weight-asian="bold" style:font-size-complex="14pt" style:font-weight-complex="bold"/>
    </style:style>
    <style:style style:name="T3" style:family="text">
      <style:text-properties officeooo:rsid="0040983b"/>
    </style:style>
    <style:style style:name="T4" style:family="text">
      <style:text-properties officeooo:rsid="00425d36"/>
    </style:style>
    <style:style style:name="T5" style:family="text">
      <style:text-properties officeooo:rsid="004952c4"/>
    </style:style>
    <style:style style:name="T6" style:family="text">
      <style:text-properties fo:font-weight="bold" officeooo:rsid="004952c4" style:font-weight-asian="bold" style:font-weight-complex="bold"/>
    </style:style>
    <style:style style:name="T7" style:family="text">
      <style:text-properties officeooo:rsid="004f5524"/>
    </style:style>
    <style:style style:name="T8" style:family="text">
      <style:text-properties officeooo:rsid="0050bb57"/>
    </style:style>
    <style:style style:name="T9" style:family="text">
      <style:text-properties officeooo:rsid="0057e5dc"/>
    </style:style>
    <style:style style:name="T10" style:family="text">
      <style:text-properties officeooo:rsid="005987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3"><text:span text:style-name="T1">EJERCICIOS </text:span><text:span text:style-name="T2">COMANDO SED</text:span></text:p>
      <text:p text:style-name="P5"/>
      <text:p text:style-name="P6"><text:span text:style-name="T6">EJERCICIO INICIACIÓN</text:span><text:span text:style-name="T5">: </text:span>Para el fichero texto2.txt realiza las siguientes modificaciones <text:span text:style-name="T3">con sed</text:span>:</text:p>
      <text:list text:style-name="L1">
        <text:list-header>
          <text:p text:style-name="P17"><draw:frame draw:style-name="fr1" draw:name="Imagen2" text:anchor-type="char" svg:width="9.313cm" svg:height="1.085cm" draw:z-index="1"><draw:image xlink:href="Pictures/1000000100000160000000292FEAD683376067EB.png" xlink:type="simple" xlink:show="embed" xlink:actuate="onLoad" draw:mime-type="image/png"/></draw:frame></text:p>
        </text:list-header>
      </text:list>
      <text:list xml:id="list1703885981" text:style-name="L2">
        <text:list-header>
          <text:p text:style-name="P18"/>
          <text:p text:style-name="P19"/>
        </text:list-header>
        <text:list-item>
          <text:p text:style-name="P19">Que añada <text:span text:style-name="T10">una línea con </text:span><text:span text:style-name="T5">el texto ‘esta cosa’</text:span> <text:span text:style-name="T10">antes de </text:span><text:span text:style-name="T5">las líneas que comienzan con algo</text:span>.</text:p>
        </text:list-item>
      </text:list>
      <text:p text:style-name="P15"/>
      <text:p text:style-name="P15"/>
      <text:list xml:id="list123618110552001" text:continue-numbering="true" text:style-name="L2">
        <text:list-item>
          <text:p text:style-name="P18">Que añada <text:span text:style-name="T5">el texto ‘apartado b’</text:span> <text:span text:style-name="T5">después de la primera línea</text:span>.</text:p>
        </text:list-item>
      </text:list>
      <text:p text:style-name="P12"/>
      <text:p text:style-name="P12"/>
      <text:list xml:id="list123618556172846" text:continue-numbering="true" text:style-name="L2">
        <text:list-item>
          <text:p text:style-name="P20">Que borre las líneas que contienen la palabra mal.</text:p>
        </text:list-item>
      </text:list>
      <text:p text:style-name="P9"/>
      <text:p text:style-name="P10"/>
      <text:list xml:id="list123617879888558" text:continue-numbering="true" text:style-name="L2">
        <text:list-item>
          <text:p text:style-name="P21">Imprime las líneas que comienzan por El</text:p>
          <text:p text:style-name="P24"/>
          <text:p text:style-name="P24"/>
        </text:list-item>
        <text:list-item>
          <text:p text:style-name="P20">Que sustituya en las líneas 5 <text:span text:style-name="T4">a</text:span> <text:span text:style-name="T7">8</text:span> el contenido de pesimista por optimista.</text:p>
        </text:list-item>
      </text:list>
      <text:p text:style-name="P11"/>
      <text:p text:style-name="P16"/>
      <text:list xml:id="list123617614777448" text:continue-numbering="true" text:style-name="L2">
        <text:list-item>
          <text:p text:style-name="P22">Que sustituya el contenido de pesimista por optimista pero solo de las líneas que comiencen por El. <text:span text:style-name="T8">Guarda el resultado en un archivo que se llamen salida.txt</text:span></text:p>
          <text:p text:style-name="P25"/>
        </text:list-item>
      </text:list>
      <text:p text:style-name="P14"/>
      <text:p text:style-name="P14"/>
      <text:list xml:id="list123618454725385" text:continue-numbering="true" text:style-name="L2">
        <text:list-item>
          <text:p text:style-name="P23">Para las palabras que comiencen por Numeros, que sustituya uno por 1 y dos por 2. Haciendo que se aplique una sola vez del patrón. <text:span text:style-name="T9">Utiliza un fichero externo para guardar los comandos del sed.</text:span></text:p>
        </text:list-item>
      </text:list>
      <text:p text:style-name="P13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paragraph" svg:width="17cm" svg:height="1.371cm" draw:z-index="0"><draw:image xlink:href="Pictures/100000000000124300000179C4DC5488ECABAC11.jpg" xlink:type="simple" xlink:show="embed" xlink:actuate="onLoad" draw:mime-type="image/jpe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26T18:09:53.077831354</meta:creation-date>
    <dc:date>2024-01-08T12:36:17.244000000</dc:date>
    <meta:editing-duration>PT12H7M26S</meta:editing-duration>
    <meta:editing-cycles>62</meta:editing-cycles>
    <meta:generator>LibreOffice/7.4.6.2$Windows_X86_64 LibreOffice_project/5b1f5509c2decdade7fda905e3e1429a67acd63d</meta:generator>
    <meta:document-statistic meta:table-count="0" meta:image-count="2" meta:object-count="0" meta:page-count="1" meta:paragraph-count="10" meta:word-count="143" meta:character-count="793" meta:non-whitespace-character-count="667"/>
  </office:meta>
</office:document-meta>
</file>